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48db0" officeooo:paragraph-rsid="00148db0" style:font-size-asian="15.75pt" style:font-size-complex="18pt"/>
    </style:style>
    <style:style style:name="P3" style:family="paragraph" style:parent-style-name="Standard">
      <style:text-properties fo:font-size="18pt" officeooo:rsid="00161003" officeooo:paragraph-rsid="00161003" style:font-size-asian="15.75pt" style:font-size-complex="18pt"/>
    </style:style>
    <style:style style:name="P4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>
      <style:text-properties fo:font-size="18pt" officeooo:paragraph-rsid="0010e9df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c9211e" fo:font-size="18pt" fo:font-weight="bold" officeooo:rsid="000d738d" officeooo:paragraph-rsid="000d738d" style:font-size-asian="15.75pt" style:font-weight-asian="bold" style:font-size-complex="18pt" style:font-weight-complex="bold"/>
    </style:style>
    <style:style style:name="P8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list-style-name="L1"/>
    <style:style style:name="T1" style:family="text">
      <style:text-properties loext:padding="0cm" loext:border="none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4ec9b0"/>
    </style:style>
    <style:style style:name="T5" style:family="text">
      <style:text-properties fo:color="#4fc1ff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font-name="Inter" fo:font-size="12pt" fo:letter-spacing="normal" fo:font-style="normal" fo:font-weight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officeooo:rsid="0016239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source Attributes</text:p>
      <text:p text:style-name="Text_20_body"><text:span text:style-name="T3">What is the </text:span><text:span text:style-name="Source_20_Text"><text:span text:style-name="T3">resource_type </text:span></text:span><text:span text:style-name="T3">of the resource that's currently defined in the </text:span><text:span text:style-name="Source_20_Text"><text:span text:style-name="T3">main.tf </text:span></text:span><text:span text:style-name="T3">file?</text:span></text:p>
      <text:p text:style-name="P9">If unsure, refer to the documentation. Documentation tab is available at the top right panel.</text:p>
      <text:p text:style-name="P5">resource "time_static" "time_update" {</text:p>
      <text:p text:style-name="P5">}</text:p>
      <text:p text:style-name="P6"/>
      <text:p text:style-name="P6">time_static</text:p>
      <text:p text:style-name="P1"/>
      <text:p text:style-name="Text_20_body"><text:span text:style-name="T7">Which of the following </text:span><text:span text:style-name="Source_20_Text"><text:span text:style-name="T7">attributes </text:span></text:span><text:span text:style-name="T7">are exported by the </text:span><text:span text:style-name="Source_20_Text"><text:span text:style-name="T7">time_static </text:span></text:span><text:span text:style-name="T7">resource?</text:span></text:p>
      <text:p text:style-name="P8">If unsure, refer to the documentation. Documentation tab is available at the top right panel.</text:p>
      <text:p text:style-name="P2">id</text:p>
      <text:p text:style-name="P1"/>
      <text:p text:style-name="Standard"><text:span text:style-name="T7">How do we refer to the attribute called </text:span><text:span text:style-name="Source_20_Text"><text:span text:style-name="T7">id </text:span></text:span><text:span text:style-name="T7">using a reference expression?</text:span></text:p>
      <text:p text:style-name="P3">time_static.time_<text:span text:style-name="T10">update.id</text:span></text:p>
      <text:p text:style-name="P1"/>
      <text:p text:style-name="Text_20_body"><text:span text:style-name="T7">Now, update the </text:span><text:span text:style-name="Source_20_Text"><text:span text:style-name="T7">main.tf </text:span></text:span><text:span text:style-name="T7">file and add a new </text:span><text:span text:style-name="Source_20_Text"><text:span text:style-name="T7">local_file </text:span></text:span><text:span text:style-name="T7">resource called </text:span><text:span text:style-name="Source_20_Text"><text:span text:style-name="T7">time </text:span></text:span><text:span text:style-name="T7">with the following requirements:</text:span></text:p>
      <text:list xml:id="list2710946084" text:style-name="L1">
        <text:list-item>
          <text:p text:style-name="Text_20_body"><text:span text:style-name="T7">filename: </text:span><text:span text:style-name="Source_20_Text"><text:span text:style-name="T7">/root/time.txt</text:span></text:span></text:p>
        </text:list-item>
        <text:list-item>
          <text:p text:style-name="Text_20_body"><text:span text:style-name="T7">content: </text:span><text:span text:style-name="Source_20_Text"><text:span text:style-name="T7">Time stamp of this file is &lt;id from time_update resource&gt;</text:span></text:span><text:span text:style-name="T7"><text:line-break/>Use a reference expression and interpolation.</text:span></text:p>
        </text:list-item>
      </text:list>
      <text:p text:style-name="Text_20_body"><text:span text:style-name="T7">When ready, run </text:span><text:span text:style-name="Source_20_Text"><text:span text:style-name="T7">terraform init, plan and apply</text:span></text:span><text:span text:style-name="T7">.</text:span></text:p>
      <text:p text:style-name="P4"/>
      <text:p text:style-name="P1">resource "local_file" "time" {</text:p>
      <text:p text:style-name="P1"><text:soft-page-break/><text:s text:c="2"/>filename = "/root/time.txt"</text:p>
      <text:p text:style-name="P1"><text:s text:c="2"/>content = "Time stamp of this file is ${time_static.time_update.id}"</text:p>
      <text:p text:style-name="P1"/>
      <text:p text:style-name="P1"><text:s/>}</text:p>
      <text:p text:style-name="P1"><text:s/>resource "time_static" "time_update" {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23:29:00.906376804</meta:creation-date>
    <dc:date>2024-04-23T23:39:24.159072605</dc:date>
    <meta:editing-duration>PT10M15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146" meta:character-count="982" meta:non-whitespace-character-count="853"/>
  </office:meta>
</office:document-meta>
</file>